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style:text-position="super" fo:font-weight="normal"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fff200"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6.00pt" fo:margin-bottom="6.00p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office:automatic-styles>
  <office:body>
    <office:text>
      <text:p text:style-name="P1"><text:span text:style-name="T1">Since the huge success of the DeepMind presentation [1] of AlphaStar in 2019, StarCraft2 has been a stable testing ground for advanced reinforcement learning algorithms. StarCraft2 is a hard game for a reinforcement learning agent to master. Games often have upwards of 50000 actions done therefore creating a sparse reward setting. Additionally, a big part of the game is anticipating the opponents moves while having imperfect information. Together with a large action space of around 10</text:span><text:span text:style-name="T2">8</text:span><text:span text:style-name="T3"><text:s/>possible actions [2] an agent will need a lot of training and many smart adaptations to prevail in a full game of StarCraft2. </text:span></text:p>
      <text:p text:style-name="P1"><text:span text:style-name="T4"/></text:p>
      <text:p text:style-name="P1"><text:span text:style-name="T4"/></text:p>
      <text:p text:style-name="P1"><text:span text:style-name="T5">StarCraft2 general terminology:</text:span></text:p>
      <text:p text:style-name="P1"><text:span text:style-name="T6"/></text:p>
      <text:p text:style-name="P1"><text:span text:style-name="T7">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span></text:p>
      <text:p text:style-name="P1"><text:span text:style-name="T7">The macro aspect contains the building infrastructure (workers to mine more in-game resources, more buildings and upgrades) or building units designed to attack the opponent. To master the macro aspect of StarCraft2, the capability to plan ahead long term as well as the ability to adapt the own strategy on the fly to the opponents moves are crucially important.</text:span></text:p>
      <text:p text:style-name="P1"><text:span text:style-name="T7">The micro aspect describes the players ability to maneuver their own units, select high priority enemy units, attack, and retreat. </text:span></text:p>
      <text:p text:style-name="P1"><text:span text:style-name="T7">While the macro aspect of the game has been more or less solved, optimal build orders exists for at least 8 minutes for every match-up and composition, micro capabilities are nearly unlimited.</text:span></text:p>
      <text:p text:style-name="P1"><text:span text:style-name="T8"/></text:p>
      <text:p text:style-name="P1"><text:span text:style-name="T9">Motivation:</text:span></text:p>
      <text:p text:style-name="P1"><text:span text:style-name="T9">Watching the deep-mind YouTube video [1] back in 2019 was really impressive. A reinforcement learning agent for a game as complex and with as many steps as StarCraft2 could compete with professional players that earn hundreds of thousands of euros playing StarCraft2. A remarkable result. However, there was a big asterisk to their initial result. The agents did not outsmart their opponents, but rather beat them through faster and better micro. The agent leveraged its faster and more precise micro to beat the human while having subpar macro.</text:span></text:p>
      <text:p text:style-name="P1"><text:span text:style-name="T9">This is why we chose a task within the pysc2 environment that favors fast precise actions over long term planning. We hoped that it would be easier to create an agent that has reasonable chances to beat us mediocre StarCraft2 players in a micro competition. Similar to [2] we created a specific minigame for the agent to train in using the pysc2 map editor (vlt bild einfügen) in which the agent needs to learn our desired behavior to gain the highest score possible.</text:span></text:p>
      <text:p text:style-name="P1"><text:span text:style-name="T10"/></text:p>
      <text:p text:style-name="P1"><text:span text:style-name="T10"/></text:p>
      <text:p text:style-name="P1"><text:span text:style-name="T10"/></text:p>
      <text:p text:style-name="P1"><text:span text:style-name="T11">We chose a micro task known in the sc2 community as “prism-juggling” [3]. The encounter includes the agent playing as the “Protoss” race and a ingame-bot playing as the “Zerg” race. Crucially the agent has a flying unit which can pick up ground units. Whereas the Zergbot has slow shooting units, which can only attack ground only units. Therefore any flying or picked up units of our agent are safe. Theoretically it is possible for a Protoss in this situation to:</text:span></text:p>
      <text:p text:style-name="P1"><text:span text:style-name="T11">1. shoot</text:span></text:p>
      <text:p text:style-name="P1"><text:span text:style-name="T11">2. lift its own units to escape the slow shots from the opponent</text:span></text:p>
      <text:p text:style-name="P1"><text:span text:style-name="T11">3. drop down its own unit all without taking damage while damaging the opponent</text:span></text:p>
      <text:p text:style-name="P1"><text:span text:style-name="T12"/></text:p>
      <text:p text:style-name="P1"><text:span text:style-name="T13">Once mastered the agent should be able to defeat an unlimited amount of zerg-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see<text:s/></text:span><text:span text:style-name="T14">results Section</text:span><text:span text:style-name="T15">.</text:span></text:p>
      <text:p text:style-name="P1"><text:span text:style-name="T16"/></text:p>
      <text:p text:style-name="P1"><text:span text:style-name="T17">Implementation:</text:span></text:p>
      <text:p text:style-name="P1"><text:span text:style-name="T17">Due to overall success of Proximal Policy Optimization (PPO) [4] in many different application fields, fast training times, and good generalization capabilities we decided to use PPO as our training algorithm.</text:span></text:p>
      <text:p text:style-name="P1"><text:span text:style-name="T18"/></text:p>
      <text:p text:style-name="P2"><draw:frame text:anchor-type="as-char" svg:width="83.08mm" svg:height="52.65mm" style:rel-width="scale" style:rel-height="scale"><draw:object-ole xlink:href="OleObj1"/><draw:image xlink:href="ObjectReplacements/OleObj1"/></draw:frame><text:span text:style-name="T19">Figure : Pseudocode PPO</text:span></text:p>
      <text:p text:style-name="P3"><text:span text:style-name="T20"/></text:p>
      <text:p text:style-name="P4"><text:span text:style-name="T21">2. The training process repeats for a given amount of episodes<text:line-break/>3. First we need to collect a predefined amount of trajectories through our environment by sampling over the training policy parameterized with the initial training policy parameters</text:span></text:p>
      <text:p text:style-name="P4"><text:span text:style-name="T21">4. The rewards of the policy´s actions are continously collected while training</text:span></text:p>
      <text:p text:style-name="P4"><text:span text:style-name="T21">5. The advantage for each step is calculated from the rewards from each step and the output of the value function for this step</text:span></text:p>
      <text:p text:style-name="P5"><text:span text:style-name="T22"/></text:p>
      <text:p text:style-name="P5"><text:span text:style-name="T22"/></text:p>
      <text:p text:style-name="P5"><text:span text:style-name="T22">Main agent step iteration</text:span></text:p>
      <text:p text:style-name="P5"><text:span text:style-name="T22"><text:s text:c="4"/>for t in range(FLAGS.steps_per_epoch):</text:span></text:p>
      <text:p text:style-name="P5"><text:span text:style-name="T22"><text:s text:c="8"/>available_actions = observation[0].observation['available_actions']</text:span></text:p>
      <text:p text:style-name="P5"><text:span text:style-name="T22"><text:s text:c="8"/>available_actions_one_hot = np.zeros(</text:span></text:p>
      <text:p text:style-name="P5"><text:span text:style-name="T22"><text:s text:c="12"/>[1, len(actions.FUNCTIONS)], dtype=np.float32)</text:span></text:p>
      <text:p text:style-name="P5"><text:span text:style-name="T22"><text:s text:c="8"/>available_actions_one_hot[0, ] = 1</text:span></text:p>
      <text:p text:style-name="P5"><text:span text:style-name="T22"/></text:p>
      <text:p text:style-name="P5"><text:span text:style-name="T22"><text:s text:c="8"/>func_actions, non_spatial_logits, spatial_out_logits, non_spatial_action, spatial_action, value_t = step_agent(</text:span></text:p>
      <text:p text:style-name="P5"><text:span text:style-name="T22"><text:s text:c="12"/>screen, available_actions, available_actions_one_hot)</text:span></text:p>
      <text:p text:style-name="P5"><text:span text:style-name="T22"><text:s text:c="8"/>observation_new = env.step([func_actions])</text:span></text:p>
      <text:p text:style-name="P5"><text:span text:style-name="T22"><text:s text:c="8"/>episode_return += observation_new[0].reward</text:span></text:p>
      <text:p text:style-name="P5"><text:span text:style-name="T22"><text:s text:c="8"/>episode_length += 1</text:span></text:p>
      <text:p text:style-name="P5"><text:span text:style-name="T22"><text:s text:c="8"/>num_frames += 1</text:span></text:p>
      <text:p text:style-name="P5"><text:span text:style-name="T22"/></text:p>
      <text:p text:style-name="P5"><text:span text:style-name="T22"><text:s text:c="8"/>spatial_logprobability_t = logprobabilities(</text:span></text:p>
      <text:p text:style-name="P5"><text:span text:style-name="T22"><text:s text:c="12"/>spatial_out_logits, spatial_action)</text:span></text:p>
      <text:p text:style-name="P5"><text:span text:style-name="T22"><text:s text:c="8"/>non_spatial_logprobability_t = logprobabilities(</text:span></text:p>
      <text:p text:style-name="P5"><text:span text:style-name="T22"><text:s text:c="12"/>non_spatial_logits, non_spatial_action)</text:span></text:p>
      <text:p text:style-name="P5"><text:span text:style-name="T22"/></text:p>
      <text:p text:style-name="P5"><text:span text:style-name="T22"><text:s text:c="8"/>buffer.store(</text:span></text:p>
      <text:p text:style-name="P5"><text:span text:style-name="T22"><text:s text:c="12"/>screen,</text:span></text:p>
      <text:p text:style-name="P5"><text:span text:style-name="T22"><text:s text:c="12"/>available_actions_one_hot,</text:span></text:p>
      <text:p text:style-name="P5"><text:span text:style-name="T22"><text:s text:c="12"/>non_spatial_action,</text:span></text:p>
      <text:p text:style-name="P5"><text:span text:style-name="T22"><text:s text:c="12"/>spatial_action,</text:span></text:p>
      <text:p text:style-name="P5"><text:span text:style-name="T22"><text:s text:c="12"/>observation_new[0].reward,</text:span></text:p>
      <text:p text:style-name="P5"><text:span text:style-name="T22"><text:s text:c="12"/>value_t,</text:span></text:p>
      <text:p text:style-name="P5"><text:span text:style-name="T22"><text:s text:c="12"/>(non_spatial_logprobability_t,</text:span></text:p>
      <text:p text:style-name="P5"><text:span text:style-name="T22"><text:s text:c="13"/>spatial_logprobability_t))</text:span></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draw:frame text:anchor-type="as-char" svg:width="85.46mm" svg:height="39.42mm" style:rel-width="scale" style:rel-height="scale"><draw:object-ole xlink:href="OleObj2"/><draw:image xlink:href="ObjectReplacements/OleObj2"/></draw:frame><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3">[1]<text:s/></text:span><text:a xlink:href="https://www.youtube.com/watch?v=UuhECwm31dM"><text:span text:style-name="T24">https://www.youtube.com/watch?v=UuhECwm31dM</text:span></text:a><text:span text:style-name="T25"/></text:p>
      <text:p text:style-name="P5"><text:span text:style-name="T26">[2] StarCraft II: A New Challenge for Reinforcement Learning 2017 Vinyals et al.</text:span></text:p>
      <text:p text:style-name="P5"><text:span text:style-name="T26">[3]<text:s/></text:span><text:a xlink:href="https://www.youtube.com/watch?v=xaOe-hrDmfM"><text:span text:style-name="T27">https://www.youtube.com/watch?v=xaOe-hrDmfM</text:span></text:a><text:span text:style-name="T28"><text:s/>prism juggling</text:span></text:p>
      <text:p text:style-name="P5"><text:span text:style-name="T28">[4] Proximal Policy Optimization Algorithms, 2017, Schulman et al.</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